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ateSelectorContext.DateSelectorContext( Log log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ateSelector.configure( Configuration 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Comparator.DateComparator( Date d , String compar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ateComparator.isCompareBefo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Selector.setUnsetFields( Calendar cal , Calendar default_cal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DateSelector.configure( final Configuration conf , final String confName , final Map configMap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9">
            <text:p text:style-name="Table_20_Contents">9</text:p>
          </table:table-cell>
          <table:table-cell office:value-type="float" office:value="51">
            <text:p text:style-name="Table_20_Contents">51</text:p>
          </table:table-cell>
        </table:table-row>
        <table:table-row>
          <table:table-cell office:value-type="string">
            <text:p text:style-name="Table_20_Contents">DateComparator.isCompareAf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SelectorContext.setup( final Map map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DateComparator.compareTo( Date now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ateComparator.get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Selector.select( String expression , Object selector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ateSelectorContext.select( String expr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Selector.getSelectorContext( Map objectModel , Parameters paramet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